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rebuchet MS" fo:font-size="12pt" style:font-size-asian="12pt" style:font-size-complex="12pt"/>
    </style:style>
    <style:style style:name="P2" style:family="paragraph" style:parent-style-name="Text_20_body">
      <style:paragraph-properties fo:line-height="150%"/>
      <style:text-properties style:font-name="Trebuchet MS" fo:font-size="12pt" style:font-size-asian="12pt" style:font-size-complex="12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Trebuchet MS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Trebuchet MS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fo:line-height="114%" fo:text-align="start" style:justify-single-word="false" style:writing-mode="lr-tb"/>
      <style:text-properties fo:font-variant="normal" fo:text-transform="none" fo:color="#000000" style:text-line-through-style="none" style:font-name="Trebuchet MS" fo:font-size="12pt" fo:font-style="normal" style:text-underline-style="none" fo:font-weight="normal" style:text-blinking="false" fo:background-color="transparent" style:font-size-asian="10.5pt" style:font-size-complex="12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Trebuchet MS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Trebuchet MS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rebuchet MS" fo:font-size="15pt" fo:font-style="normal" style:text-underline-style="none" fo:font-weight="normal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rebuchet MS" fo:font-size="18pt" fo:font-style="normal" style:text-underline-style="none" fo:font-weight="normal" style:text-blinking="false" fo:background-color="transparent" style:font-size-asian="15.75pt" style:font-size-complex="18pt"/>
    </style:style>
    <style:style style:name="P10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rebuchet MS" fo:font-size="26pt" fo:font-style="normal" style:text-underline-style="none" fo:font-weight="normal" style:text-blinking="false" fo:background-color="transparent" style:font-size-asian="26pt" style:font-size-complex="26pt"/>
    </style:style>
    <style:style style:name="P11" style:family="paragraph" style:parent-style-name="Standard">
      <style:paragraph-properties fo:line-height="150%"/>
      <style:text-properties style:font-name="Trebuchet MS"/>
    </style:style>
    <style:style style:name="P12" style:family="paragraph" style:parent-style-name="Standard">
      <style:paragraph-properties fo:line-height="150%"/>
      <style:text-properties style:font-name="Trebuchet MS" fo:font-weight="bold" style:font-weight-asian="bold" style:font-weight-complex="bold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text-line-through-style="none" style:font-name="Trebuchet MS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rebuchet MS" fo:font-size="12pt" style:font-size-asian="12pt" style:font-size-complex="12pt"/>
    </style:style>
    <style:style style:name="P15" style:family="paragraph" style:parent-style-name="Table_20_Contents">
      <style:paragraph-properties fo:line-height="150%"/>
      <style:text-properties style:font-name="Trebuchet MS" fo:font-size="12pt" style:font-size-asian="12pt" style:font-size-complex="12pt"/>
    </style:style>
    <style:style style:name="P16" style:family="paragraph" style:parent-style-name="Standard" style:list-style-name="L1">
      <style:paragraph-properties fo:line-height="150%"/>
      <style:text-properties style:font-name="Trebuchet MS"/>
    </style:style>
    <style:style style:name="P17" style:family="paragraph" style:parent-style-name="Text_20_body" style:list-style-name="L2">
      <style:paragraph-properties fo:line-height="150%"/>
      <style:text-properties fo:font-variant="normal" fo:text-transform="none" fo:color="#000000" style:text-line-through-style="none" style:font-name="Trebuchet MS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line-height="150%"/>
      <style:text-properties style:font-name="Trebuchet MS" fo:font-size="12pt" style:font-size-asian="12pt" style:font-size-complex="12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Trebuchet MS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Trebuchet MS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text:list-style style:name="L1">
      <text:list-level-style-number text:level="1" style:num-suffix=")" style:num-format="1">
        <style:list-level-properties text:space-before="2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Łukasz Opioła</text:p>
      <text:p text:style-name="P5">Jan Stypka</text:p>
      <text:p text:style-name="P5"/>
      <text:p text:style-name="P9">Głosowa przeglądarka WWW dla robota NAO</text:p>
      <text:p text:style-name="P10">vb4nao</text:p>
      <text:p text:style-name="P8"><text:bookmark text:name="docs-internal-guid-2362051f-cde9-3c0a-524c-e36d8f2027ab"/>Wizja projektu</text:p>
      <text:p text:style-name="P1"/>
      <text:p text:style-name="P7">1. Abstrakt</text:p>
      <text:p text:style-name="P6"><text:tab/>Niniejszy dokument stanowi wizję aplikacji, która wykorzystuje możliwości robota NAO do przeglądania internetu za pomocą komunikacji głosowej. </text:p>
      <text:p text:style-name="P2"/>
      <text:p text:style-name="P7">2. Cele projektu</text:p>
      <text:p text:style-name="P6"><text:tab/>Projekt ma na celu stworzenie funkcjonalnej przeglądarki głosowej dla robota NAO. Użytkownik ma możliwość zadania strony internetowej, która będzie mu odczytana zgodnie z jego żądaniami. Zostanie zbadana przydatność aplikacji do wykonywania prostych operacji na stronach WWW. Docelowo mogłaby ona znaleźć zastosowanie jako narzędzie dla osób niepełnosprawnych.</text:p>
      <text:p text:style-name="P6"/>
      <text:p text:style-name="P7">3. Pokrewne rozwiązania</text:p>
      <text:p text:style-name="P11"><text:tab/>Znaleziono następujące oprogramowanie, które oferuje podobne funkcjonalności:</text:p>
      <text:list xml:id="list6415852981" text:style-name="L1">
        <text:list-item>
          <text:p text:style-name="P16">VXI* Voice Browser for Asterisk PBX </text:p>
        </text:list-item>
        <text:list-item>
          <text:p text:style-name="P16">Voice Browsing IE Toolbar by Yan Michalevsky </text:p>
        </text:list-item>
        <text:list-item>
          <text:p text:style-name="P16">Project metalmouth - open source voice browser extension for Chrome</text:p>
        </text:list-item>
        <text:list-item>
          <text:p text:style-name="P16">Voice Browser Lite for Android</text:p>
        </text:list-item>
      </text:list>
      <text:p text:style-name="P11"><text:tab/>Warto jednak zauważyć, że rozwiązania te operują na komputerach typu PC lub urządzeniach mobilnych. Nie znaleziono rozwiązań wykorzystujących możliwości robota NAO.</text:p>
      <text:p text:style-name="P11"/>
      <text:p text:style-name="P12">4. Użytkownicy (grupy docelowe)</text:p>
      <text:p text:style-name="P11"><text:tab/>Użytkownikami systemu mogą być przede wszystkim posiadacze robota NAO. Ponadto, po zainstalowaniu platformy Choreography, oprogramowanie może być uruchomione na większości popularnych platform, takich jak Windows, Mac czy Linux.</text:p>
      <text:p text:style-name="P11"><text:tab/>Aplikacja kierowana jest w szczególności do osób, które mają problemy z przeglądaniem internetu w standardowy sposób, z użyciem klawiatury i myszki, <text:soft-page-break/>natomiast sprawnie używają mowy i słuchu. Taką grupą mogą być między innymi osoby z niepełnosprawnością ruchową.</text:p>
      <text:p text:style-name="P11"/>
      <text:p text:style-name="P13">5. Wymagania funkcjonalne</text:p>
      <text:p text:style-name="P6">- Predefiniowanie adresów stron</text:p>
      <text:p text:style-name="P6">- Możliwość podania dowolnego adresu strony</text:p>
      <text:p text:style-name="P6">- Wybór sekcji strony do odczytania</text:p>
      <text:p text:style-name="P6">- Zestaw wygodnych komend sterujących</text:p>
      <text:p text:style-name="P6">- Możliwość śledzenia działania programu w konsoli</text:p>
      <text:p text:style-name="P6">- Możliwość uruchomienia zarówno na emulatorze jak i prawdziwym robocie</text:p>
      <text:p text:style-name="P2"/>
      <text:p text:style-name="P7">6. Wymagania niefunkcjonalne</text:p>
      <text:p text:style-name="P6">- Łatwa instalacja</text:p>
      <text:p text:style-name="P6">- Intuicyjna obsługa</text:p>
      <text:p text:style-name="P6">- Obsługa popularnych platform (PC, Linux, MAC)</text:p>
      <text:p text:style-name="P2"/>
      <text:p text:style-name="P7">7. Ograniczenia programu</text:p>
      <text:p text:style-name="P6">- Program będzie obsługiwał jedynie strony, które są napisane w standaryzowany sposób i da się wydzielić na nich sekcje</text:p>
      <text:p text:style-name="P6">- Robot będzie reagował jedynie na język angielski</text:p>
      <text:p text:style-name="P2"/>
      <text:p text:style-name="P7">8. Technologia</text:p>
      <text:p text:style-name="P6">- Java (Naoqi Java SDK)</text:p>
      <text:p text:style-name="P6">- Wbudowany Text To Speech (NAO)</text:p>
      <text:p text:style-name="P6">- Wbudowany Speech Recognition (NAO)</text:p>
      <text:p text:style-name="P6">- Alternatywnie delegacja rozpoznawania mowy np. do chmury, jeśli powyższe nie wystarczy</text:p>
      <text:p text:style-name="P6"/>
      <text:p text:style-name="P7">9. Sposób rozwiązania problemu</text:p>
      <text:p text:style-name="P6"><text:tab/>Aplikację można będzie uruchomić na komputerze posiadającym połączenie z internetem. Pierwsza wersja programu będzie testowana przy użyciu symulatora Choreography. Docelowo aplikacja będzie działać na rzeczywistym robocie.</text:p>
      <text:p text:style-name="P6"><text:tab/>Aplikacja będzie działać na zasadzie dialogu z użytkownikiem. Robot nasłuchuje, czekając na komendy. Nagranie jest przesyłane do aplikacji na komputerze w celu <text:soft-page-break/>analizy. Jeśli zarejestrowany dźwięk zostaje prawidłowo zinterpretowany, wykonywane jest zapytanie HTTP o zawartość strony. Następnie zawartość ta jest przeanalizowana pod kątem zawartości, co powoduje wydzielenie sekcji. Robot odczytuje nagłówki sekcji, a użytkownik może wybrać sekcję do odczytania. Po wyborze robot odczytuje jej zawartość. W każdej chwili możliwe jest powrócenie do stanu początkowego i wybranie innej strony, czy też przerwanie obecnej operacji. Za pomocą prostych komunikatów robot informuje o statusie obecnej operacji lub ewentualnych błędach.</text:p>
      <text:p text:style-name="P6"/>
      <text:p text:style-name="P4">10. Kamienie milowe</text:p>
      <text:p text:style-name="P3">20.05.2014 – Stworzenie funkcjonalnego prototypu aplikacji, który pozwoli na wybranie strony z predefiniowanych za pomocą komendy głosowej oraz pobranie i odczytanie jej zawartości</text:p>
      <text:p text:style-name="P3">03.06.2014 – Implementacja mechanizmów pozwalających na parsowanie pobieranych stron i wydzielanie sekcji. Opracowanie protokołu (głosowego) komunikacji z robotem, który umożliwi wygodne przeglądanie stron.</text:p>
      <text:p text:style-name="P3">17.06.2014 – Wykonanie potrzebnych poprawek i implementacja ewentualnych funkcjonalności, jakie pojawiły się w czasie trwania projektu. Przeprowadzenie testów aplikacji, próba uruchomienia na prawdziwym robocie i analiza użytkowości.</text:p>
      <text:p text:style-name="P3"/>
      <text:p text:style-name="P4">11. Prawa autorskie</text:p>
      <text:p text:style-name="P3"><text:tab/>Oprogramowanie będzie tworzone w formie projektu studenckiego. Autorzy zgadzają się na wykorzystanie powstałego kodu na zasadach zgodnych z licencją MIT:</text:p>
      <text:p text:style-name="P3"><text:a xlink:type="simple" xlink:href="http://opensource.org/licenses/MIT">http://opensource.org/licenses/MIT</text:a></text:p>
      <text:p text:style-name="P3"/>
      <text:p text:style-name="P4">12. Analiza ryzyka</text:p>
      <text:p text:style-name="P3">Ryzyka występujące w projekcie:</text:p>
      <text:list xml:id="list83796738" text:style-name="L2">
        <text:list-item>
          <text:p text:style-name="P17">Niedochowanie terminów</text:p>
        </text:list-item>
        <text:list-item>
          <text:p text:style-name="P17">Brak uczestnictwa członków zespołu z powodów personalnych</text:p>
        </text:list-item>
        <text:list-item>
          <text:p text:style-name="P17">Problemy z konfiguracją oprogramowania dla robota NAO</text:p>
        </text:list-item>
        <text:list-item>
          <text:p text:style-name="P17">Nieznajomość nowej technologii</text:p>
        </text:list-item>
        <text:list-item>
          <text:p text:style-name="P17"><text:soft-page-break/>Problemy z integracją komponentów aplikacji</text:p>
        </text:list-item>
        <text:list-item>
          <text:p text:style-name="P17">Zawodność (niedostępność) sprzętu, połączeń sieciowych</text:p>
        </text:list-item>
        <text:list-item>
          <text:p text:style-name="P17">Użycie nielegalnego oprogramowania</text:p>
        </text:list-item>
        <text:list-item>
          <text:p text:style-name="P17">Możliwość niezrozumienia co powinno być dostarczone w ramach projektu</text:p>
        </text:list-item>
      </text:list>
      <text:p text:style-name="P3"/>
      <text:p text:style-name="P4">13. Podział zadań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Łukasz Opioła</text:p>
          </table:table-cell>
          <table:table-cell table:style-name="Tabela1.B1" office:value-type="string">
            <text:p text:style-name="P14">Jan Stypka</text:p>
          </table:table-cell>
        </table:table-row>
        <table:table-row>
          <table:table-cell table:style-name="Tabela1.A2" office:value-type="string">
            <text:p text:style-name="P15">Wizja projektu</text:p>
            <text:p text:style-name="P15">Specyfikacja wymagań</text:p>
            <text:p text:style-name="P15">Implementacja</text:p>
            <text:p text:style-name="P15">Testowanie aplikacji</text:p>
            <text:p text:style-name="P15">Stworzenie dystrybucji</text:p>
            <text:p text:style-name="P15"/>
          </table:table-cell>
          <table:table-cell table:style-name="Tabela1.B2" office:value-type="string">
            <text:p text:style-name="P15">Koordynator projektu</text:p>
            <text:p text:style-name="P15">Rozeznanie technologii</text:p>
            <text:p text:style-name="P15">Stworzenie prototypu</text:p>
            <text:p text:style-name="P15">Implementacja</text:p>
            <text:p text:style-name="P15">Stworzenie dokumentacji</text:p>
            <text:p text:style-name="P15">Wprowadzenie poprawek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4-05-05T21:43:11</meta:creation-date>
    <dc:date>2014-05-06T11:52:01</dc:date>
    <dc:creator>Łukasz Opioła</dc:creator>
    <meta:editing-duration>PT24M13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4" meta:paragraph-count="72" meta:word-count="639" meta:character-count="4873" meta:non-whitespace-character-count="4306"/>
  </office:meta>
</office:document-meta>
</file>